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7:35:17.46</meta:creation-date>
    <meta:document-statistic meta:table-count="0" meta:image-count="0" meta:object-count="0" meta:page-count="1" meta:paragraph-count="0" meta:word-count="0" meta:character-count="0"/>
    <dc:date>2009-11-20T17:35:36.53</dc:date>
    <meta:editing-duration>PT00H00M19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1003900e200b500ca0047004f008e009b00f9008a00fc007f009900bd001b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wrMbeYVCwMivuNbCUpSpiYhBuKQ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e9002700b200b3002c008b004400f000bc006900fe0022002d002900130056">
        <DigestMethod Algorithm="http://www.w3.org/2000/09/xmldsig#sha1"/>
        <DigestValue>DLUsuR04U+k/NcuuOTvnYsXO7bA=</DigestValue>
      </Reference>
    </SignedInfo>
    <SignatureValue>I1qPJsA6T7ITIfvPqvlv9tzo1bVb69UbpKi7a7MD/DjWYJrxojfd61UNJvaYXvNu
bed69m9+mdMxt1ewzstUQOF7T9PBppNfinGf20xFQqPpvmoOXS4xJliQlJtp7K+z
Y7rqlBzqozCAihnnlPtzc1A3SqYrhHbLIwxEOJNgidw=</SignatureValue>
    <KeyInfo>
      <X509Data>
        <X509IssuerSerial>
          <X509IssuerName>CN=Sub CA 2 Root 8, OU=Development, O=OpenOffice.org, ST=Hamburg, C=DE</X509IssuerName>
          <X509SerialNumber>4099</X509SerialNumber>
        </X509IssuerSerial>
        <X509Certificate>MIIC0jCCAjugAwIBAgICEAMwDQYJKoZIhvcNAQEFBQAwaDELMAkGA1UEBhMCREUx
EDAOBgNVBAgTB0hhbWJ1cmcxFzAVBgNVBAoTDk9wZW5PZmZpY2Uub3JnMRQwEgYD
VQQLEwtEZXZlbG9wbWVudDEYMBYGA1UEAxMPU3ViIENBIDIgUm9vdCA4MB4XDTA5
MTEyMDE2MTYwMloXDTM0MTExNDE2MTYwMlowbzELMAkGA1UEBhMCREUxEDAOBgNV
BAgTB0hhbWJ1cmcxFzAVBgNVBAoTDk9wZW5PZmZpY2Uub3JnMRQwEgYDVQQLEwtE
ZXZlbG9wbWVudDEfMB0GA1UEAxMWVXNlciAyIFN1YiBDQSAyIFJvb3QgODCBnzAN
BgkqhkiG9w0BAQEFAAOBjQAwgYkCgYEAtFgFfPXySK81A4Jir9PvUPALsamhmxQc
VKlxtPbgfYolsyHiU6ulCJ7tWu+LT751QLAQBesIO5TCVzdRQQhXuRylL+nMPKhw
K+sAkkNkRBgjn4Vff6XJMLMUwCv8lKWmrUaoNxIgq8/gAnRdHy7sHJ8nH4P8xGLS
C2v0ZSEdlP8CAwEAAaOBgzCBgDAxBggrBgEFBQcBAQQlMCMwIQYIKwYBBQUHMAGG
FWh0dHA6Ly9sb2NhbGhvc3Q6ODg4OTALBgNVHQ8EBAMCBeAwHQYDVR0OBBYEFB7H
o0Mza+yQtWaBZNZDckXb2eRXMB8GA1UdIwQYMBaAFBuraw9Ckdwe1HqVhzAtzBFP
NbdzMA0GCSqGSIb3DQEBBQUAA4GBAKhmDUtqAPwx4/WPSUQ9YCZ2LlH4QTU7W3+H
4wDXroW72YGlMNtqCqDS6Gn1R9gZ5Sq9xY6Z+Vf8sGT1Q7w3So4ocKRtfdosnsFV
jQCJ/vfvydmN/gE+gyNYwz5BCatcYA6eGGmemX+izbeVXOoxAnky6xoH3HWYgI5W
8gqPDs9P</X509Certificate>
      </X509Data>
    </KeyInfo>
    <Object>
      <SignatureProperties>
        <SignatureProperty Id="ID_00e9002700b200b3002c008b004400f000bc006900fe0022002d002900130056" Target="#ID_00a1003900e200b500ca0047004f008e009b00f9008a00fc007f009900bd001b">
          <dc:date xmlns:dc="http://purl.org/dc/elements/1.1/">2009-11-20T17:35:48,42</dc:date>
        </SignatureProperty>
      </SignatureProperties>
    </Object>
  </Signature>
</document-signatures>
</file>